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3cm" svg:stroke-color="#dddddd" draw:marker-start="" draw:marker-start-width="0.279cm" draw:marker-end-width="0.279cm" draw:stroke-linejoin="round" draw:fill-color="#336699" draw:opacity="100%" draw:opacity-name="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Ultrafine_20_Dashed" svg:stroke-width="0.053cm" svg:stroke-color="#dddddd" draw:marker-start="" draw:marker-start-width="0.279cm" draw:marker-end-width="0.279cm" draw:stroke-linejoin="round" draw:fill-color="#330000" draw:opacity="100%" draw:opacity-name="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draw:stroke-dash="Ultrafine_20_Dashed" svg:stroke-width="0.081cm" svg:stroke-color="#ffffff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fill-color="#003366" draw:textarea-vertical-align="middle"/>
    </style:style>
    <style:style style:name="gr5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3" draw:id="id3" draw:layer="layout" svg:width="1.143cm" svg:height="0.508cm" svg:x="7.638cm" svg:y="9.032cm">
          <text:p/>
        </draw:rect>
        <draw:rect draw:style-name="gr1" draw:text-style-name="P1" xml:id="id2" draw:id="id2" draw:layer="layout" svg:width="1.143cm" svg:height="0.508cm" svg:x="11.638cm" svg:y="9.032cm">
          <text:p/>
        </draw:rect>
        <draw:rect draw:style-name="gr2" draw:text-style-name="P1" xml:id="id1" draw:id="id1" draw:layer="layout" svg:width="1.143cm" svg:height="0.508cm" svg:x="13.638cm" svg:y="9.032cm">
          <text:p/>
        </draw:rect>
        <draw:rect draw:style-name="gr1" draw:text-style-name="P1" xml:id="id4" draw:id="id4" draw:layer="layout" svg:width="1.143cm" svg:height="0.508cm" svg:x="4.639cm" svg:y="12.032cm">
          <text:p/>
        </draw:rect>
        <draw:rect draw:style-name="gr1" draw:text-style-name="P1" xml:id="id5" draw:id="id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5" draw:end-glue-point="0" svg:d="M6209 9540l1001 2492">
          <text:p/>
        </draw:connector>
        <draw:circle draw:style-name="gr4" draw:text-style-name="P1" draw:layer="layout" svg:width="0.889cm" svg:height="0.889cm" svg:x="9.763cm" svg:y="3.159cm">
          <text:p text:style-name="P1">1</text:p>
        </draw:circle>
        <draw:circle draw:style-name="gr4" draw:text-style-name="P1" draw:layer="layout" svg:width="0.889cm" svg:height="0.889cm" svg:x="6.742cm" svg:y="5.826cm">
          <text:p text:style-name="P1">2</text:p>
        </draw:circle>
        <draw:circle draw:style-name="gr4" draw:text-style-name="P1" draw:layer="layout" svg:width="0.889cm" svg:height="0.889cm" svg:x="12.784cm" svg:y="5.799cm">
          <text:p text:style-name="P1">3</text:p>
        </draw:circle>
        <draw:circle draw:style-name="gr4" draw:text-style-name="P1" draw:layer="layout" svg:width="0.889cm" svg:height="0.889cm" svg:x="5.799cm" svg:y="8.874cm">
          <text:p text:style-name="P1">4</text:p>
        </draw:circle>
        <draw:path draw:style-name="gr5" draw:text-style-name="P1" draw:layer="layout" svg:width="2.408cm" svg:height="2.197cm" svg:x="7.223cm" svg:y="3.374cm" svg:viewBox="0 0 2409 2198" svg:d="M2409 41c0 0-888-254-1775 507-446 383-634 1650-634 1650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2" draw:style-name="dp1" draw:master-page-name="Default">
        <draw:rect draw:style-name="gr1" draw:text-style-name="P1" xml:id="id8" draw:id="id8" draw:layer="layout" svg:width="1.143cm" svg:height="0.508cm" svg:x="7.638cm" svg:y="9.032cm">
          <text:p/>
        </draw:rect>
        <draw:rect draw:style-name="gr1" draw:text-style-name="P1" xml:id="id7" draw:id="id7" draw:layer="layout" svg:width="1.143cm" svg:height="0.508cm" svg:x="11.638cm" svg:y="9.032cm">
          <text:p/>
        </draw:rect>
        <draw:rect draw:style-name="gr2" draw:text-style-name="P1" xml:id="id6" draw:id="id6" draw:layer="layout" svg:width="1.143cm" svg:height="0.508cm" svg:x="13.638cm" svg:y="9.032cm">
          <text:p/>
        </draw:rect>
        <draw:rect draw:style-name="gr1" draw:text-style-name="P1" xml:id="id9" draw:id="id9" draw:layer="layout" svg:width="1.143cm" svg:height="0.508cm" svg:x="4.639cm" svg:y="12.032cm">
          <text:p/>
        </draw:rect>
        <draw:rect draw:style-name="gr1" draw:text-style-name="P1" xml:id="id10" draw:id="id1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1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5" draw:text-style-name="P1" draw:layer="layout" svg:width="1.202cm" svg:height="2.412cm" svg:x="5.364cm" svg:y="6.461cm" svg:viewBox="0 0 1203 2413" svg:d="M1203 0c0 0-889 127-1143 762s381 1651 381 1651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3" draw:style-name="dp1" draw:master-page-name="Default">
        <draw:rect draw:style-name="gr1" draw:text-style-name="P1" xml:id="id13" draw:id="id13" draw:layer="layout" svg:width="1.143cm" svg:height="0.508cm" svg:x="7.638cm" svg:y="9.032cm">
          <text:p/>
        </draw:rect>
        <draw:rect draw:style-name="gr1" draw:text-style-name="P1" xml:id="id12" draw:id="id12" draw:layer="layout" svg:width="1.143cm" svg:height="0.508cm" svg:x="11.638cm" svg:y="9.032cm">
          <text:p/>
        </draw:rect>
        <draw:rect draw:style-name="gr2" draw:text-style-name="P1" xml:id="id11" draw:id="id11" draw:layer="layout" svg:width="1.143cm" svg:height="0.508cm" svg:x="13.638cm" svg:y="9.032cm">
          <text:p/>
        </draw:rect>
        <draw:rect draw:style-name="gr1" draw:text-style-name="P1" xml:id="id14" draw:id="id14" draw:layer="layout" svg:width="1.143cm" svg:height="0.508cm" svg:x="4.639cm" svg:y="12.032cm">
          <text:p/>
        </draw:rect>
        <draw:rect draw:style-name="gr1" draw:text-style-name="P1" xml:id="id15" draw:id="id1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1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1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1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1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1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5" draw:text-style-name="P1" draw:layer="layout" svg:width="1.202cm" svg:height="2.412cm" svg:x="4.496cm" svg:y="9.382cm" svg:viewBox="0 0 1203 2413" svg:d="M1203 0c0 0-889 127-1143 762s381 1651 381 1651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4" draw:style-name="dp1" draw:master-page-name="Default">
        <draw:rect draw:style-name="gr1" draw:text-style-name="P1" xml:id="id18" draw:id="id18" draw:layer="layout" svg:width="1.143cm" svg:height="0.508cm" svg:x="7.638cm" svg:y="9.032cm">
          <text:p/>
        </draw:rect>
        <draw:rect draw:style-name="gr1" draw:text-style-name="P1" xml:id="id17" draw:id="id17" draw:layer="layout" svg:width="1.143cm" svg:height="0.508cm" svg:x="11.638cm" svg:y="9.032cm">
          <text:p/>
        </draw:rect>
        <draw:rect draw:style-name="gr2" draw:text-style-name="P1" xml:id="id16" draw:id="id16" draw:layer="layout" svg:width="1.143cm" svg:height="0.508cm" svg:x="13.638cm" svg:y="9.032cm">
          <text:p/>
        </draw:rect>
        <draw:rect draw:style-name="gr1" draw:text-style-name="P1" xml:id="id19" draw:id="id19" draw:layer="layout" svg:width="1.143cm" svg:height="0.508cm" svg:x="4.639cm" svg:y="12.032cm">
          <text:p/>
        </draw:rect>
        <draw:rect draw:style-name="gr1" draw:text-style-name="P1" xml:id="id20" draw:id="id2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1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1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1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1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2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5" draw:text-style-name="P1" draw:layer="layout" svg:width="1.204cm" svg:height="2.416cm" svg:x="6.78cm" svg:y="9.382cm" svg:viewBox="0 0 1205 2417" svg:d="M0 0c0 0 890 127 1145 763 254 636-382 1654-382 1654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5" draw:style-name="dp1" draw:master-page-name="Default">
        <draw:rect draw:style-name="gr1" draw:text-style-name="P1" xml:id="id23" draw:id="id23" draw:layer="layout" svg:width="1.143cm" svg:height="0.508cm" svg:x="7.638cm" svg:y="9.032cm">
          <text:p/>
        </draw:rect>
        <draw:rect draw:style-name="gr1" draw:text-style-name="P1" xml:id="id22" draw:id="id22" draw:layer="layout" svg:width="1.143cm" svg:height="0.508cm" svg:x="11.638cm" svg:y="9.032cm">
          <text:p/>
        </draw:rect>
        <draw:rect draw:style-name="gr2" draw:text-style-name="P1" xml:id="id21" draw:id="id21" draw:layer="layout" svg:width="1.143cm" svg:height="0.508cm" svg:x="13.638cm" svg:y="9.032cm">
          <text:p/>
        </draw:rect>
        <draw:rect draw:style-name="gr1" draw:text-style-name="P1" xml:id="id24" draw:id="id24" draw:layer="layout" svg:width="1.143cm" svg:height="0.508cm" svg:x="4.639cm" svg:y="12.032cm">
          <text:p/>
        </draw:rect>
        <draw:rect draw:style-name="gr1" draw:text-style-name="P1" xml:id="id25" draw:id="id2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2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2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2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2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2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5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8" draw:text-style-name="P1" draw:layer="layout" svg:width="1.204cm" svg:height="2.416cm" svg:x="6.781cm" svg:y="9.383cm" svg:viewBox="0 0 1205 2417" svg:d="M0 0c0 0 890 127 1145 763 254 636-382 1654-382 1654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6" draw:style-name="dp1" draw:master-page-name="Default">
        <draw:rect draw:style-name="gr1" draw:text-style-name="P1" xml:id="id28" draw:id="id28" draw:layer="layout" svg:width="1.143cm" svg:height="0.508cm" svg:x="7.638cm" svg:y="9.032cm">
          <text:p/>
        </draw:rect>
        <draw:rect draw:style-name="gr1" draw:text-style-name="P1" xml:id="id27" draw:id="id27" draw:layer="layout" svg:width="1.143cm" svg:height="0.508cm" svg:x="11.638cm" svg:y="9.032cm">
          <text:p/>
        </draw:rect>
        <draw:rect draw:style-name="gr2" draw:text-style-name="P1" xml:id="id26" draw:id="id26" draw:layer="layout" svg:width="1.143cm" svg:height="0.508cm" svg:x="13.638cm" svg:y="9.032cm">
          <text:p/>
        </draw:rect>
        <draw:rect draw:style-name="gr1" draw:text-style-name="P1" xml:id="id29" draw:id="id29" draw:layer="layout" svg:width="1.143cm" svg:height="0.508cm" svg:x="4.639cm" svg:y="12.032cm">
          <text:p/>
        </draw:rect>
        <draw:rect draw:style-name="gr1" draw:text-style-name="P1" xml:id="id30" draw:id="id3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2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2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2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2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3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5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7" draw:style-name="dp1" draw:master-page-name="Default">
        <draw:rect draw:style-name="gr1" draw:text-style-name="P1" xml:id="id33" draw:id="id33" draw:layer="layout" svg:width="1.143cm" svg:height="0.508cm" svg:x="7.638cm" svg:y="9.032cm">
          <text:p/>
        </draw:rect>
        <draw:rect draw:style-name="gr1" draw:text-style-name="P1" xml:id="id32" draw:id="id32" draw:layer="layout" svg:width="1.143cm" svg:height="0.508cm" svg:x="11.638cm" svg:y="9.032cm">
          <text:p/>
        </draw:rect>
        <draw:rect draw:style-name="gr2" draw:text-style-name="P1" xml:id="id31" draw:id="id31" draw:layer="layout" svg:width="1.143cm" svg:height="0.508cm" svg:x="13.638cm" svg:y="9.032cm">
          <text:p/>
        </draw:rect>
        <draw:rect draw:style-name="gr1" draw:text-style-name="P1" xml:id="id34" draw:id="id34" draw:layer="layout" svg:width="1.143cm" svg:height="0.508cm" svg:x="4.639cm" svg:y="12.032cm">
          <text:p/>
        </draw:rect>
        <draw:rect draw:style-name="gr1" draw:text-style-name="P1" xml:id="id35" draw:id="id3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3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3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3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3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3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5" draw:text-style-name="P1" draw:layer="layout" svg:width="1.425cm" svg:height="4.951cm" svg:x="8.874cm" svg:y="4.049cm" svg:viewBox="0 0 1426 4952" svg:d="M0 4952c0 0 762-1016 1016-1905s410-3047 410-3047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8" draw:style-name="dp1" draw:master-page-name="Default">
        <draw:rect draw:style-name="gr1" draw:text-style-name="P1" xml:id="id38" draw:id="id38" draw:layer="layout" svg:width="1.143cm" svg:height="0.508cm" svg:x="7.638cm" svg:y="9.032cm">
          <text:p/>
        </draw:rect>
        <draw:rect draw:style-name="gr1" draw:text-style-name="P1" xml:id="id37" draw:id="id37" draw:layer="layout" svg:width="1.143cm" svg:height="0.508cm" svg:x="11.638cm" svg:y="9.032cm">
          <text:p/>
        </draw:rect>
        <draw:rect draw:style-name="gr2" draw:text-style-name="P1" xml:id="id36" draw:id="id36" draw:layer="layout" svg:width="1.143cm" svg:height="0.508cm" svg:x="13.638cm" svg:y="9.032cm">
          <text:p/>
        </draw:rect>
        <draw:rect draw:style-name="gr1" draw:text-style-name="P1" xml:id="id39" draw:id="id39" draw:layer="layout" svg:width="1.143cm" svg:height="0.508cm" svg:x="4.639cm" svg:y="12.032cm">
          <text:p/>
        </draw:rect>
        <draw:rect draw:style-name="gr1" draw:text-style-name="P1" xml:id="id40" draw:id="id4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3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3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3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3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4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5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7" draw:text-style-name="P1" draw:layer="layout" svg:width="1.425cm" svg:height="4.951cm" svg:x="8.874cm" svg:y="4.049cm" svg:viewBox="0 0 1426 4952" svg:d="M0 4952c0 0 762-1016 1016-1905s410-3047 410-3047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9" draw:style-name="dp1" draw:master-page-name="Default">
        <draw:rect draw:style-name="gr1" draw:text-style-name="P1" xml:id="id43" draw:id="id43" draw:layer="layout" svg:width="1.143cm" svg:height="0.508cm" svg:x="7.638cm" svg:y="9.032cm">
          <text:p/>
        </draw:rect>
        <draw:rect draw:style-name="gr1" draw:text-style-name="P1" xml:id="id42" draw:id="id42" draw:layer="layout" svg:width="1.143cm" svg:height="0.508cm" svg:x="11.638cm" svg:y="9.032cm">
          <text:p/>
        </draw:rect>
        <draw:rect draw:style-name="gr2" draw:text-style-name="P1" xml:id="id41" draw:id="id41" draw:layer="layout" svg:width="1.143cm" svg:height="0.508cm" svg:x="13.638cm" svg:y="9.032cm">
          <text:p/>
        </draw:rect>
        <draw:rect draw:style-name="gr1" draw:text-style-name="P1" xml:id="id44" draw:id="id44" draw:layer="layout" svg:width="1.143cm" svg:height="0.508cm" svg:x="4.639cm" svg:y="12.032cm">
          <text:p/>
        </draw:rect>
        <draw:rect draw:style-name="gr1" draw:text-style-name="P1" xml:id="id45" draw:id="id4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4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4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4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4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4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5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7" draw:text-style-name="P1" draw:layer="layout" svg:width="2.285cm" svg:height="2.158cm" svg:x="7.731cm" svg:y="4.048cm" svg:viewBox="0 0 2286 2159" svg:d="M0 2159c0 0 1143 0 1651-508s635-1651 635-1651">
          <text:p/>
        </draw:path>
        <draw:path draw:style-name="gr7" draw:text-style-name="P1" draw:layer="layout" svg:width="1.425cm" svg:height="4.951cm" svg:x="8.874cm" svg:y="4.049cm" svg:viewBox="0 0 1426 4952" svg:d="M0 4952c0 0 762-1016 1016-1905s410-3047 410-3047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10" draw:style-name="dp1" draw:master-page-name="Default">
        <draw:rect draw:style-name="gr1" draw:text-style-name="P1" xml:id="id48" draw:id="id48" draw:layer="layout" svg:width="1.143cm" svg:height="0.508cm" svg:x="7.638cm" svg:y="9.032cm">
          <text:p/>
        </draw:rect>
        <draw:rect draw:style-name="gr1" draw:text-style-name="P1" xml:id="id47" draw:id="id47" draw:layer="layout" svg:width="1.143cm" svg:height="0.508cm" svg:x="11.638cm" svg:y="9.032cm">
          <text:p/>
        </draw:rect>
        <draw:rect draw:style-name="gr2" draw:text-style-name="P1" xml:id="id46" draw:id="id46" draw:layer="layout" svg:width="1.143cm" svg:height="0.508cm" svg:x="13.638cm" svg:y="9.032cm">
          <text:p/>
        </draw:rect>
        <draw:rect draw:style-name="gr1" draw:text-style-name="P1" xml:id="id49" draw:id="id49" draw:layer="layout" svg:width="1.143cm" svg:height="0.508cm" svg:x="4.639cm" svg:y="12.032cm">
          <text:p/>
        </draw:rect>
        <draw:rect draw:style-name="gr1" draw:text-style-name="P1" xml:id="id50" draw:id="id5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4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4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4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4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5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5" draw:text-style-name="P1" draw:layer="layout" svg:width="1.204cm" svg:height="2.416cm" svg:x="13.765cm" svg:y="6.457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7" draw:text-style-name="P1" draw:layer="layout" svg:width="2.285cm" svg:height="2.158cm" svg:x="7.731cm" svg:y="4.048cm" svg:viewBox="0 0 2286 2159" svg:d="M0 2159c0 0 1143 0 1651-508s635-1651 635-1651">
          <text:p/>
        </draw:path>
        <draw:path draw:style-name="gr7" draw:text-style-name="P1" draw:layer="layout" svg:width="1.425cm" svg:height="4.951cm" svg:x="8.874cm" svg:y="4.049cm" svg:viewBox="0 0 1426 4952" svg:d="M0 4952c0 0 762-1016 1016-1905s410-3047 410-3047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11" draw:style-name="dp1" draw:master-page-name="Default">
        <draw:rect draw:style-name="gr1" draw:text-style-name="P1" xml:id="id53" draw:id="id53" draw:layer="layout" svg:width="1.143cm" svg:height="0.508cm" svg:x="7.638cm" svg:y="9.032cm">
          <text:p/>
        </draw:rect>
        <draw:rect draw:style-name="gr1" draw:text-style-name="P1" xml:id="id52" draw:id="id52" draw:layer="layout" svg:width="1.143cm" svg:height="0.508cm" svg:x="11.638cm" svg:y="9.032cm">
          <text:p/>
        </draw:rect>
        <draw:rect draw:style-name="gr2" draw:text-style-name="P1" xml:id="id51" draw:id="id51" draw:layer="layout" svg:width="1.143cm" svg:height="0.508cm" svg:x="13.638cm" svg:y="9.032cm">
          <text:p/>
        </draw:rect>
        <draw:rect draw:style-name="gr1" draw:text-style-name="P1" xml:id="id54" draw:id="id54" draw:layer="layout" svg:width="1.143cm" svg:height="0.508cm" svg:x="4.639cm" svg:y="12.032cm">
          <text:p/>
        </draw:rect>
        <draw:rect draw:style-name="gr1" draw:text-style-name="P1" xml:id="id55" draw:id="id5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5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5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5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5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5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7" draw:text-style-name="P1" draw:layer="layout" svg:width="1.204cm" svg:height="2.416cm" svg:x="13.765cm" svg:y="6.457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2.821cm" svg:height="8.254cm" svg:x="7.985cm" svg:y="4.048cm" svg:viewBox="0 0 2822 8255" svg:d="M0 8255c0 0 1905-1143 2540-2921s0-5334 0-533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7" draw:text-style-name="P1" draw:layer="layout" svg:width="2.285cm" svg:height="2.158cm" svg:x="7.731cm" svg:y="4.048cm" svg:viewBox="0 0 2286 2159" svg:d="M0 2159c0 0 1143 0 1651-508s635-1651 635-1651">
          <text:p/>
        </draw:path>
        <draw:path draw:style-name="gr7" draw:text-style-name="P1" draw:layer="layout" svg:width="1.425cm" svg:height="4.951cm" svg:x="8.874cm" svg:y="4.049cm" svg:viewBox="0 0 1426 4952" svg:d="M0 4952c0 0 762-1016 1016-1905s410-3047 410-3047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12" draw:style-name="dp1" draw:master-page-name="Default">
        <draw:rect draw:style-name="gr1" draw:text-style-name="P1" xml:id="id58" draw:id="id58" draw:layer="layout" svg:width="1.143cm" svg:height="0.508cm" svg:x="7.638cm" svg:y="9.032cm">
          <text:p/>
        </draw:rect>
        <draw:rect draw:style-name="gr1" draw:text-style-name="P1" xml:id="id57" draw:id="id57" draw:layer="layout" svg:width="1.143cm" svg:height="0.508cm" svg:x="11.638cm" svg:y="9.032cm">
          <text:p/>
        </draw:rect>
        <draw:rect draw:style-name="gr2" draw:text-style-name="P1" xml:id="id56" draw:id="id56" draw:layer="layout" svg:width="1.143cm" svg:height="0.508cm" svg:x="13.638cm" svg:y="9.032cm">
          <text:p/>
        </draw:rect>
        <draw:rect draw:style-name="gr1" draw:text-style-name="P1" xml:id="id59" draw:id="id59" draw:layer="layout" svg:width="1.143cm" svg:height="0.508cm" svg:x="4.639cm" svg:y="12.032cm">
          <text:p/>
        </draw:rect>
        <draw:rect draw:style-name="gr1" draw:text-style-name="P1" xml:id="id60" draw:id="id6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5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5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5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5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6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9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9" draw:text-style-name="P1" draw:layer="layout" svg:width="2.41cm" svg:height="2.199cm" svg:x="10.754cm" svg:y="3.386cm" svg:viewBox="0 0 2411 2200" svg:d="M0 41c0 0 888-255 1777 508 445 382 634 1651 634 1651">
          <text:p/>
        </draw:path>
        <draw:frame draw:style-name="gr6" draw:text-style-name="P2" draw:layer="layout" svg:width="2.796cm" svg:height="0.64cm" svg:x="13.446cm" svg:y="9.758cm">
          <draw:text-box>
            <text:p text:style-name="P4"><text:span text:style-name="T1">Target polygon</text:span></text:p>
          </draw:text-box>
        </draw:frame>
      </draw:page>
      <draw:page draw:name="page13" draw:style-name="dp1" draw:master-page-name="Default">
        <draw:rect draw:style-name="gr1" draw:text-style-name="P1" xml:id="id63" draw:id="id63" draw:layer="layout" svg:width="1.143cm" svg:height="0.508cm" svg:x="7.638cm" svg:y="9.032cm">
          <text:p/>
        </draw:rect>
        <draw:rect draw:style-name="gr1" draw:text-style-name="P1" xml:id="id62" draw:id="id62" draw:layer="layout" svg:width="1.143cm" svg:height="0.508cm" svg:x="11.638cm" svg:y="9.032cm">
          <text:p/>
        </draw:rect>
        <draw:rect draw:style-name="gr2" draw:text-style-name="P1" xml:id="id61" draw:id="id61" draw:layer="layout" svg:width="1.143cm" svg:height="0.508cm" svg:x="13.638cm" svg:y="9.032cm">
          <text:p/>
        </draw:rect>
        <draw:rect draw:style-name="gr1" draw:text-style-name="P1" xml:id="id64" draw:id="id64" draw:layer="layout" svg:width="1.143cm" svg:height="0.508cm" svg:x="4.639cm" svg:y="12.032cm">
          <text:p/>
        </draw:rect>
        <draw:rect draw:style-name="gr1" draw:text-style-name="P1" xml:id="id65" draw:id="id6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6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6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6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6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6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10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5" draw:text-style-name="P1" draw:layer="layout" svg:width="2.41cm" svg:height="2.199cm" svg:x="10.754cm" svg:y="3.386cm" svg:viewBox="0 0 2411 2200" svg:d="M0 41c0 0 888-255 1777 508 445 382 634 1651 634 1651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14" draw:style-name="dp1" draw:master-page-name="Default">
        <draw:rect draw:style-name="gr1" draw:text-style-name="P1" xml:id="id68" draw:id="id68" draw:layer="layout" svg:width="1.143cm" svg:height="0.508cm" svg:x="7.638cm" svg:y="9.032cm">
          <text:p/>
        </draw:rect>
        <draw:rect draw:style-name="gr1" draw:text-style-name="P1" xml:id="id67" draw:id="id67" draw:layer="layout" svg:width="1.143cm" svg:height="0.508cm" svg:x="11.638cm" svg:y="9.032cm">
          <text:p/>
        </draw:rect>
        <draw:rect draw:style-name="gr2" draw:text-style-name="P1" xml:id="id66" draw:id="id66" draw:layer="layout" svg:width="1.143cm" svg:height="0.508cm" svg:x="13.638cm" svg:y="9.032cm">
          <text:p/>
        </draw:rect>
        <draw:rect draw:style-name="gr1" draw:text-style-name="P1" xml:id="id69" draw:id="id69" draw:layer="layout" svg:width="1.143cm" svg:height="0.508cm" svg:x="4.639cm" svg:y="12.032cm">
          <text:p/>
        </draw:rect>
        <draw:rect draw:style-name="gr1" draw:text-style-name="P1" xml:id="id70" draw:id="id7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6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6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6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6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7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5" draw:text-style-name="P1" draw:layer="layout" svg:width="2.41cm" svg:height="2.199cm" svg:x="10.754cm" svg:y="3.386cm" svg:viewBox="0 0 2411 2200" svg:d="M0 41c0 0 888-255 1777 508 445 382 634 1651 634 1651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  <draw:path draw:style-name="gr9" draw:text-style-name="P1" draw:layer="layout" svg:width="2.408cm" svg:height="2.197cm" svg:x="7.215cm" svg:y="3.374cm" svg:viewBox="0 0 2409 2198" svg:d="M2409 41c0 0-888-254-1775 507-446 383-634 1650-634 1650">
          <text:p/>
        </draw:path>
      </draw:page>
      <draw:page draw:name="page15" draw:style-name="dp1" draw:master-page-name="Default">
        <draw:rect draw:style-name="gr1" draw:text-style-name="P1" xml:id="id73" draw:id="id73" draw:layer="layout" svg:width="1.143cm" svg:height="0.508cm" svg:x="7.638cm" svg:y="9.032cm">
          <text:p/>
        </draw:rect>
        <draw:rect draw:style-name="gr1" draw:text-style-name="P1" xml:id="id72" draw:id="id72" draw:layer="layout" svg:width="1.143cm" svg:height="0.508cm" svg:x="11.638cm" svg:y="9.032cm">
          <text:p/>
        </draw:rect>
        <draw:rect draw:style-name="gr2" draw:text-style-name="P1" xml:id="id71" draw:id="id71" draw:layer="layout" svg:width="1.143cm" svg:height="0.508cm" svg:x="13.638cm" svg:y="9.032cm">
          <text:p/>
        </draw:rect>
        <draw:rect draw:style-name="gr1" draw:text-style-name="P1" xml:id="id74" draw:id="id74" draw:layer="layout" svg:width="1.143cm" svg:height="0.508cm" svg:x="4.639cm" svg:y="12.032cm">
          <text:p/>
        </draw:rect>
        <draw:rect draw:style-name="gr1" draw:text-style-name="P1" xml:id="id75" draw:id="id7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7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7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7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7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7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5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9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11" draw:text-style-name="P1" draw:layer="layout" svg:width="1.204cm" svg:height="2.416cm" svg:x="13.765cm" svg:y="6.457cm" svg:viewBox="0 0 1205 2417" svg:d="M0 0c0 0 890 127 1145 763 254 636-382 1654-382 1654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16" draw:style-name="dp1" draw:master-page-name="Default">
        <draw:rect draw:style-name="gr1" draw:text-style-name="P1" xml:id="id78" draw:id="id78" draw:layer="layout" svg:width="1.143cm" svg:height="0.508cm" svg:x="7.638cm" svg:y="9.032cm">
          <text:p/>
        </draw:rect>
        <draw:rect draw:style-name="gr1" draw:text-style-name="P1" xml:id="id77" draw:id="id77" draw:layer="layout" svg:width="1.143cm" svg:height="0.508cm" svg:x="11.638cm" svg:y="9.032cm">
          <text:p/>
        </draw:rect>
        <draw:rect draw:style-name="gr2" draw:text-style-name="P1" xml:id="id76" draw:id="id76" draw:layer="layout" svg:width="1.143cm" svg:height="0.508cm" svg:x="13.638cm" svg:y="9.032cm">
          <text:p/>
        </draw:rect>
        <draw:rect draw:style-name="gr1" draw:text-style-name="P1" xml:id="id79" draw:id="id79" draw:layer="layout" svg:width="1.143cm" svg:height="0.508cm" svg:x="4.639cm" svg:y="12.032cm">
          <text:p/>
        </draw:rect>
        <draw:rect draw:style-name="gr1" draw:text-style-name="P1" xml:id="id80" draw:id="id8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7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7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7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7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8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8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9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5" draw:text-style-name="P1" draw:layer="layout" svg:width="1.204cm" svg:height="2.416cm" svg:x="13.765cm" svg:y="6.457cm" svg:viewBox="0 0 1205 2417" svg:d="M0 0c0 0 890 127 1145 763 254 636-382 1654-382 1654">
          <text:p/>
        </draw:path>
        <draw:frame draw:style-name="gr6" draw:text-style-name="P2" draw:layer="layout" svg:width="2.796cm" svg:height="0.64cm" svg:x="13.446cm" svg:y="9.758cm">
          <draw:text-box>
            <text:p text:style-name="P4"><text:span text:style-name="T1">Target polygon</text:span></text:p>
          </draw:text-box>
        </draw:frame>
      </draw:page>
      <draw:page draw:name="page17" draw:style-name="dp1" draw:master-page-name="Default">
        <draw:rect draw:style-name="gr1" draw:text-style-name="P1" xml:id="id83" draw:id="id83" draw:layer="layout" svg:width="1.143cm" svg:height="0.508cm" svg:x="7.638cm" svg:y="9.032cm">
          <text:p/>
        </draw:rect>
        <draw:rect draw:style-name="gr1" draw:text-style-name="P1" xml:id="id82" draw:id="id82" draw:layer="layout" svg:width="1.143cm" svg:height="0.508cm" svg:x="11.638cm" svg:y="9.032cm">
          <text:p/>
        </draw:rect>
        <draw:rect draw:style-name="gr2" draw:text-style-name="P1" xml:id="id81" draw:id="id81" draw:layer="layout" svg:width="1.143cm" svg:height="0.508cm" svg:x="13.638cm" svg:y="9.032cm">
          <text:p/>
        </draw:rect>
        <draw:rect draw:style-name="gr1" draw:text-style-name="P1" xml:id="id84" draw:id="id84" draw:layer="layout" svg:width="1.143cm" svg:height="0.508cm" svg:x="4.639cm" svg:y="12.032cm">
          <text:p/>
        </draw:rect>
        <draw:rect draw:style-name="gr1" draw:text-style-name="P1" xml:id="id85" draw:id="id8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8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8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8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8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8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7" draw:text-style-name="P1" draw:layer="layout" svg:width="1.204cm" svg:height="2.416cm" svg:x="13.765cm" svg:y="6.457cm" svg:viewBox="0 0 1205 2417" svg:d="M0 0c0 0 890 127 1145 763 254 636-382 1654-382 1654">
          <text:p/>
        </draw:path>
        <draw:path draw:style-name="gr5" draw:text-style-name="P1" draw:layer="layout" svg:width="5.259cm" svg:height="6.024cm" svg:x="10.652cm" svg:y="3.103cm" svg:viewBox="0 0 5260 6025" svg:d="M4445 6025c0 0 1651-2413 254-4445s-4699-1524-4699-1524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  <draw:path draw:style-name="gr7" draw:text-style-name="P1" draw:layer="layout" svg:width="2.41cm" svg:height="2.199cm" svg:x="10.763cm" svg:y="3.386cm" svg:viewBox="0 0 2411 2200" svg:d="M0 41c0 0 888-255 1777 508 445 382 634 1651 634 1651">
          <text:p/>
        </draw:path>
        <draw:path draw:style-name="gr9" draw:text-style-name="P1" draw:layer="layout" svg:width="2.408cm" svg:height="2.197cm" svg:x="7.215cm" svg:y="3.374cm" svg:viewBox="0 0 2409 2198" svg:d="M2409 41c0 0-888-254-1775 507-446 383-634 1650-634 1650">
          <text:p/>
        </draw:path>
      </draw:page>
      <draw:page draw:name="page18" draw:style-name="dp1" draw:master-page-name="Default">
        <draw:rect draw:style-name="gr1" draw:text-style-name="P1" xml:id="id88" draw:id="id88" draw:layer="layout" svg:width="1.143cm" svg:height="0.508cm" svg:x="7.638cm" svg:y="9.032cm">
          <text:p/>
        </draw:rect>
        <draw:rect draw:style-name="gr1" draw:text-style-name="P1" xml:id="id87" draw:id="id87" draw:layer="layout" svg:width="1.143cm" svg:height="0.508cm" svg:x="11.638cm" svg:y="9.032cm">
          <text:p/>
        </draw:rect>
        <draw:rect draw:style-name="gr2" draw:text-style-name="P1" xml:id="id86" draw:id="id86" draw:layer="layout" svg:width="1.143cm" svg:height="0.508cm" svg:x="13.638cm" svg:y="9.032cm">
          <text:p/>
        </draw:rect>
        <draw:rect draw:style-name="gr1" draw:text-style-name="P1" xml:id="id89" draw:id="id89" draw:layer="layout" svg:width="1.143cm" svg:height="0.508cm" svg:x="4.639cm" svg:y="12.032cm">
          <text:p/>
        </draw:rect>
        <draw:rect draw:style-name="gr1" draw:text-style-name="P1" xml:id="id90" draw:id="id9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8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8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8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8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9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5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13.765cm" svg:y="6.457cm" svg:viewBox="0 0 1205 2417" svg:d="M0 0c0 0 890 127 1145 763 254 636-382 1654-382 1654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  <draw:path draw:style-name="gr5" draw:text-style-name="P1" draw:layer="layout" svg:width="5.259cm" svg:height="6.024cm" svg:x="10.653cm" svg:y="3.036cm" svg:viewBox="0 0 5260 6025" svg:d="M4445 6025c0 0 1651-2413 254-4445s-4699-1524-4699-1524">
          <text:p/>
        </draw:path>
      </draw:page>
      <draw:page draw:name="page19" draw:style-name="dp1" draw:master-page-name="Default">
        <draw:rect draw:style-name="gr1" draw:text-style-name="P1" xml:id="id93" draw:id="id93" draw:layer="layout" svg:width="1.143cm" svg:height="0.508cm" svg:x="7.638cm" svg:y="9.032cm">
          <text:p/>
        </draw:rect>
        <draw:rect draw:style-name="gr1" draw:text-style-name="P1" xml:id="id92" draw:id="id92" draw:layer="layout" svg:width="1.143cm" svg:height="0.508cm" svg:x="11.638cm" svg:y="9.032cm">
          <text:p/>
        </draw:rect>
        <draw:rect draw:style-name="gr2" draw:text-style-name="P1" xml:id="id91" draw:id="id91" draw:layer="layout" svg:width="1.143cm" svg:height="0.508cm" svg:x="13.638cm" svg:y="9.032cm">
          <text:p/>
        </draw:rect>
        <draw:rect draw:style-name="gr1" draw:text-style-name="P1" xml:id="id94" draw:id="id94" draw:layer="layout" svg:width="1.143cm" svg:height="0.508cm" svg:x="4.639cm" svg:y="12.032cm">
          <text:p/>
        </draw:rect>
        <draw:rect draw:style-name="gr1" draw:text-style-name="P1" xml:id="id95" draw:id="id9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9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9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9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9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9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13.765cm" svg:y="6.457cm" svg:viewBox="0 0 1205 2417" svg:d="M0 0c0 0 890 127 1145 763 254 636-382 1654-382 1654">
          <text:p/>
        </draw:path>
        <draw:path draw:style-name="gr5" draw:text-style-name="P1" draw:layer="layout" svg:width="2.285cm" svg:height="2.158cm" svg:x="7.731cm" svg:y="4.048cm" svg:viewBox="0 0 2286 2159" svg:d="M0 2159c0 0 1143 0 1651-508s635-1651 635-1651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20" draw:style-name="dp1" draw:master-page-name="Default">
        <draw:rect draw:style-name="gr1" draw:text-style-name="P1" xml:id="id98" draw:id="id98" draw:layer="layout" svg:width="1.143cm" svg:height="0.508cm" svg:x="7.638cm" svg:y="9.032cm">
          <text:p/>
        </draw:rect>
        <draw:rect draw:style-name="gr1" draw:text-style-name="P1" xml:id="id97" draw:id="id97" draw:layer="layout" svg:width="1.143cm" svg:height="0.508cm" svg:x="11.638cm" svg:y="9.032cm">
          <text:p/>
        </draw:rect>
        <draw:rect draw:style-name="gr2" draw:text-style-name="P1" xml:id="id96" draw:id="id96" draw:layer="layout" svg:width="1.143cm" svg:height="0.508cm" svg:x="13.638cm" svg:y="9.032cm">
          <text:p/>
        </draw:rect>
        <draw:rect draw:style-name="gr1" draw:text-style-name="P1" xml:id="id99" draw:id="id99" draw:layer="layout" svg:width="1.143cm" svg:height="0.508cm" svg:x="4.639cm" svg:y="12.032cm">
          <text:p/>
        </draw:rect>
        <draw:rect draw:style-name="gr1" draw:text-style-name="P1" xml:id="id100" draw:id="id10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9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9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9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9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10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7" draw:text-style-name="P1" draw:layer="layout" svg:width="1.204cm" svg:height="2.416cm" svg:x="13.765cm" svg:y="6.457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2.821cm" svg:height="8.254cm" svg:x="7.985cm" svg:y="4.048cm" svg:viewBox="0 0 2822 8255" svg:d="M0 8255c0 0 1905-1143 2540-2921s0-5334 0-533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7" draw:text-style-name="P1" draw:layer="layout" svg:width="2.285cm" svg:height="2.158cm" svg:x="7.731cm" svg:y="4.048cm" svg:viewBox="0 0 2286 2159" svg:d="M0 2159c0 0 1143 0 1651-508s635-1651 635-1651">
          <text:p/>
        </draw:path>
        <draw:path draw:style-name="gr7" draw:text-style-name="P1" draw:layer="layout" svg:width="1.425cm" svg:height="4.951cm" svg:x="8.874cm" svg:y="4.049cm" svg:viewBox="0 0 1426 4952" svg:d="M0 4952c0 0 762-1016 1016-1905s410-3047 410-3047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21" draw:style-name="dp1" draw:master-page-name="Default">
        <draw:rect draw:style-name="gr1" draw:text-style-name="P1" xml:id="id103" draw:id="id103" draw:layer="layout" svg:width="1.143cm" svg:height="0.508cm" svg:x="7.638cm" svg:y="9.032cm">
          <text:p/>
        </draw:rect>
        <draw:rect draw:style-name="gr1" draw:text-style-name="P1" xml:id="id102" draw:id="id102" draw:layer="layout" svg:width="1.143cm" svg:height="0.508cm" svg:x="11.638cm" svg:y="9.032cm">
          <text:p/>
        </draw:rect>
        <draw:rect draw:style-name="gr2" draw:text-style-name="P1" xml:id="id101" draw:id="id101" draw:layer="layout" svg:width="1.143cm" svg:height="0.508cm" svg:x="13.638cm" svg:y="9.032cm">
          <text:p/>
        </draw:rect>
        <draw:rect draw:style-name="gr1" draw:text-style-name="P1" xml:id="id104" draw:id="id104" draw:layer="layout" svg:width="1.143cm" svg:height="0.508cm" svg:x="4.639cm" svg:y="12.032cm">
          <text:p/>
        </draw:rect>
        <draw:rect draw:style-name="gr1" draw:text-style-name="P1" xml:id="id105" draw:id="id10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10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10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10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10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10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7" draw:text-style-name="P1" draw:layer="layout" svg:width="1.204cm" svg:height="2.416cm" svg:x="13.765cm" svg:y="6.457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2.821cm" svg:height="8.254cm" svg:x="7.985cm" svg:y="4.048cm" svg:viewBox="0 0 2822 8255" svg:d="M0 8255c0 0 1905-1143 2540-2921s0-5334 0-533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7" draw:text-style-name="P1" draw:layer="layout" svg:width="2.285cm" svg:height="2.158cm" svg:x="7.731cm" svg:y="4.048cm" svg:viewBox="0 0 2286 2159" svg:d="M0 2159c0 0 1143 0 1651-508s635-1651 635-1651">
          <text:p/>
        </draw:path>
        <draw:path draw:style-name="gr7" draw:text-style-name="P1" draw:layer="layout" svg:width="1.425cm" svg:height="4.951cm" svg:x="8.874cm" svg:y="4.049cm" svg:viewBox="0 0 1426 4952" svg:d="M0 4952c0 0 762-1016 1016-1905s410-3047 410-3047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22" draw:style-name="dp1" draw:master-page-name="Default">
        <draw:rect draw:style-name="gr1" draw:text-style-name="P1" xml:id="id108" draw:id="id108" draw:layer="layout" svg:width="1.143cm" svg:height="0.508cm" svg:x="7.638cm" svg:y="9.032cm">
          <text:p/>
        </draw:rect>
        <draw:rect draw:style-name="gr1" draw:text-style-name="P1" xml:id="id107" draw:id="id107" draw:layer="layout" svg:width="1.143cm" svg:height="0.508cm" svg:x="11.638cm" svg:y="9.032cm">
          <text:p/>
        </draw:rect>
        <draw:rect draw:style-name="gr2" draw:text-style-name="P1" xml:id="id106" draw:id="id106" draw:layer="layout" svg:width="1.143cm" svg:height="0.508cm" svg:x="13.638cm" svg:y="9.032cm">
          <text:p/>
        </draw:rect>
        <draw:rect draw:style-name="gr1" draw:text-style-name="P1" xml:id="id109" draw:id="id109" draw:layer="layout" svg:width="1.143cm" svg:height="0.508cm" svg:x="4.639cm" svg:y="12.032cm">
          <text:p/>
        </draw:rect>
        <draw:rect draw:style-name="gr1" draw:text-style-name="P1" xml:id="id110" draw:id="id110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106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107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108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109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110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7" draw:text-style-name="P1" draw:layer="layout" svg:width="1.204cm" svg:height="2.416cm" svg:x="13.765cm" svg:y="6.457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2.821cm" svg:height="8.254cm" svg:x="7.985cm" svg:y="4.048cm" svg:viewBox="0 0 2822 8255" svg:d="M0 8255c0 0 1905-1143 2540-2921s0-5334 0-533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7" draw:text-style-name="P1" draw:layer="layout" svg:width="2.285cm" svg:height="2.158cm" svg:x="7.731cm" svg:y="4.048cm" svg:viewBox="0 0 2286 2159" svg:d="M0 2159c0 0 1143 0 1651-508s635-1651 635-1651">
          <text:p/>
        </draw:path>
        <draw:path draw:style-name="gr7" draw:text-style-name="P1" draw:layer="layout" svg:width="1.425cm" svg:height="4.951cm" svg:x="8.874cm" svg:y="4.049cm" svg:viewBox="0 0 1426 4952" svg:d="M0 4952c0 0 762-1016 1016-1905s410-3047 410-3047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  <draw:page draw:name="page23" draw:style-name="dp1" draw:master-page-name="Default">
        <draw:rect draw:style-name="gr1" draw:text-style-name="P1" xml:id="id113" draw:id="id113" draw:layer="layout" svg:width="1.143cm" svg:height="0.508cm" svg:x="7.638cm" svg:y="9.032cm">
          <text:p/>
        </draw:rect>
        <draw:rect draw:style-name="gr1" draw:text-style-name="P1" xml:id="id112" draw:id="id112" draw:layer="layout" svg:width="1.143cm" svg:height="0.508cm" svg:x="11.638cm" svg:y="9.032cm">
          <text:p/>
        </draw:rect>
        <draw:rect draw:style-name="gr2" draw:text-style-name="P1" xml:id="id111" draw:id="id111" draw:layer="layout" svg:width="1.143cm" svg:height="0.508cm" svg:x="13.638cm" svg:y="9.032cm">
          <text:p/>
        </draw:rect>
        <draw:rect draw:style-name="gr1" draw:text-style-name="P1" xml:id="id114" draw:id="id114" draw:layer="layout" svg:width="1.143cm" svg:height="0.508cm" svg:x="4.639cm" svg:y="12.032cm">
          <text:p/>
        </draw:rect>
        <draw:rect draw:style-name="gr1" draw:text-style-name="P1" xml:id="id115" draw:id="id115" draw:layer="layout" svg:width="1.143cm" svg:height="0.508cm" svg:x="6.639cm" svg:y="12.032cm">
          <text:p/>
        </draw:rect>
        <draw:connector draw:style-name="gr3" draw:text-style-name="P1" draw:layer="layout" draw:type="line" svg:x1="10.207cm" svg:y1="3.54cm" svg:x2="7.208cm" svg:y2="6.032cm" svg:d="M10207 3540l-2999 2492">
          <text:p/>
        </draw:connector>
        <draw:connector draw:style-name="gr3" draw:text-style-name="P1" draw:layer="layout" draw:type="line" svg:x1="10.208cm" svg:y1="3.54cm" svg:x2="13.208cm" svg:y2="6.032cm" svg:d="M10208 3540l3000 2492">
          <text:p/>
        </draw:connector>
        <draw:connector draw:style-name="gr3" draw:text-style-name="P1" draw:layer="layout" draw:type="line" svg:x1="13.208cm" svg:y1="6.54cm" svg:x2="14.209cm" svg:y2="9.032cm" draw:end-shape="id111" draw:end-glue-point="0" svg:d="M13208 6540l1001 2492">
          <text:p/>
        </draw:connector>
        <draw:connector draw:style-name="gr3" draw:text-style-name="P1" draw:layer="layout" draw:type="line" svg:x1="13.209cm" svg:y1="6.54cm" svg:x2="12.209cm" svg:y2="9.032cm" draw:end-shape="id112" draw:end-glue-point="0" svg:d="M13209 6540l-1000 2492">
          <text:p/>
        </draw:connector>
        <draw:connector draw:style-name="gr3" draw:text-style-name="P1" draw:layer="layout" draw:type="line" svg:x1="7.208cm" svg:y1="6.54cm" svg:x2="6.209cm" svg:y2="9.032cm" svg:d="M7208 6540l-999 2492">
          <text:p/>
        </draw:connector>
        <draw:connector draw:style-name="gr3" draw:text-style-name="P1" draw:layer="layout" draw:type="line" svg:x1="7.208cm" svg:y1="6.54cm" svg:x2="8.209cm" svg:y2="9.032cm" draw:end-shape="id113" draw:end-glue-point="0" svg:d="M7208 6540l1001 2492">
          <text:p/>
        </draw:connector>
        <draw:connector draw:style-name="gr3" draw:text-style-name="P1" draw:layer="layout" draw:type="line" svg:x1="6.209cm" svg:y1="9.54cm" svg:x2="5.21cm" svg:y2="12.032cm" draw:end-shape="id114" draw:end-glue-point="0" svg:d="M6209 9540l-999 2492">
          <text:p/>
        </draw:connector>
        <draw:connector draw:style-name="gr3" draw:text-style-name="P1" draw:layer="layout" draw:type="line" svg:x1="6.209cm" svg:y1="9.54cm" svg:x2="7.21cm" svg:y2="12.032cm" draw:end-shape="id115" draw:end-glue-point="0" svg:d="M6209 9540l1001 2492">
          <text:p/>
        </draw:connector>
        <draw:circle draw:style-name="gr4" draw:text-style-name="P3" draw:layer="layout" svg:width="0.889cm" svg:height="0.889cm" svg:x="9.763cm" svg:y="3.159cm">
          <text:p text:style-name="P3">1</text:p>
        </draw:circle>
        <draw:circle draw:style-name="gr4" draw:text-style-name="P3" draw:layer="layout" svg:width="0.889cm" svg:height="0.889cm" svg:x="6.742cm" svg:y="5.826cm">
          <text:p text:style-name="P3">2</text:p>
        </draw:circle>
        <draw:circle draw:style-name="gr4" draw:text-style-name="P3" draw:layer="layout" svg:width="0.889cm" svg:height="0.889cm" svg:x="12.784cm" svg:y="5.799cm">
          <text:p text:style-name="P3">3</text:p>
        </draw:circle>
        <draw:circle draw:style-name="gr4" draw:text-style-name="P3" draw:layer="layout" svg:width="0.889cm" svg:height="0.889cm" svg:x="5.799cm" svg:y="8.874cm">
          <text:p text:style-name="P3">4</text:p>
        </draw:circle>
        <draw:path draw:style-name="gr7" draw:text-style-name="P1" draw:layer="layout" svg:width="1.202cm" svg:height="2.412cm" svg:x="11.414cm" svg:y="6.461cm" svg:viewBox="0 0 1203 2413" svg:d="M1203 0c0 0-889 127-1143 762s381 1651 381 1651">
          <text:p/>
        </draw:path>
        <draw:path draw:style-name="gr7" draw:text-style-name="P1" draw:layer="layout" svg:width="2.408cm" svg:height="2.197cm" svg:x="7.223cm" svg:y="3.374cm" svg:viewBox="0 0 2409 2198" svg:d="M2409 41c0 0-888-254-1775 507-446 383-634 1650-634 1650">
          <text:p/>
        </draw:path>
        <draw:path draw:style-name="gr7" draw:text-style-name="P1" draw:layer="layout" svg:width="2.41cm" svg:height="2.199cm" svg:x="10.754cm" svg:y="3.386cm" svg:viewBox="0 0 2411 2200" svg:d="M0 41c0 0 888-255 1777 508 445 382 634 1651 634 1651">
          <text:p/>
        </draw:path>
        <draw:path draw:style-name="gr7" draw:text-style-name="P1" draw:layer="layout" svg:width="1.204cm" svg:height="2.416cm" svg:x="7.796cm" svg:y="6.33cm" svg:viewBox="0 0 1205 2417" svg:d="M0 0c0 0 890 127 1145 763 254 636-382 1654-382 1654">
          <text:p/>
        </draw:path>
        <draw:path draw:style-name="gr7" draw:text-style-name="P1" draw:layer="layout" svg:width="1.204cm" svg:height="2.416cm" svg:x="13.765cm" svg:y="6.457cm" svg:viewBox="0 0 1205 2417" svg:d="M0 0c0 0 890 127 1145 763 254 636-382 1654-382 1654">
          <text:p/>
        </draw:path>
        <draw:path draw:style-name="gr7" draw:text-style-name="P1" draw:layer="layout" svg:width="1.202cm" svg:height="2.412cm" svg:x="5.364cm" svg:y="6.461cm" svg:viewBox="0 0 1203 2413" svg:d="M1203 0c0 0-889 127-1143 762s381 1651 381 1651">
          <text:p/>
        </draw:path>
        <draw:path draw:style-name="gr7" draw:text-style-name="P1" draw:layer="layout" svg:width="1.202cm" svg:height="2.412cm" svg:x="4.496cm" svg:y="9.382cm" svg:viewBox="0 0 1203 2413" svg:d="M1203 0c0 0-889 127-1143 762s381 1651 381 1651">
          <text:p/>
        </draw:path>
        <draw:path draw:style-name="gr7" draw:text-style-name="P1" draw:layer="layout" svg:width="1.204cm" svg:height="2.416cm" svg:x="6.78cm" svg:y="9.382cm" svg:viewBox="0 0 1205 2417" svg:d="M0 0c0 0 890 127 1145 763 254 636-382 1654-382 1654">
          <text:p/>
        </draw:path>
        <draw:path draw:style-name="gr7" draw:text-style-name="P1" draw:layer="layout" svg:width="2.821cm" svg:height="8.254cm" svg:x="7.985cm" svg:y="4.048cm" svg:viewBox="0 0 2822 8255" svg:d="M0 8255c0 0 1905-1143 2540-2921s0-5334 0-5334">
          <text:p/>
        </draw:path>
        <draw:path draw:style-name="gr7" draw:text-style-name="P1" draw:layer="layout" svg:width="1.001cm" svg:height="2.666cm" svg:x="6.842cm" svg:y="6.588cm" svg:viewBox="0 0 1002 2667" svg:d="M0 2667c0 0 635-508 889-1016s0-1651 0-1651">
          <text:p/>
        </draw:path>
        <draw:path draw:style-name="gr7" draw:text-style-name="P1" draw:layer="layout" svg:width="2.285cm" svg:height="2.158cm" svg:x="7.731cm" svg:y="4.048cm" svg:viewBox="0 0 2286 2159" svg:d="M0 2159c0 0 1143 0 1651-508s635-1651 635-1651">
          <text:p/>
        </draw:path>
        <draw:path draw:style-name="gr7" draw:text-style-name="P1" draw:layer="layout" svg:width="1.425cm" svg:height="4.951cm" svg:x="8.874cm" svg:y="4.049cm" svg:viewBox="0 0 1426 4952" svg:d="M0 4952c0 0 762-1016 1016-1905s410-3047 410-3047">
          <text:p/>
        </draw:path>
        <draw:frame draw:style-name="gr6" draw:text-style-name="P2" draw:layer="layout" svg:width="2.796cm" svg:height="0.64cm" svg:x="13.446cm" svg:y="9.758cm">
          <draw:text-box>
            <text:p><text:span text:style-name="T1">Target polyg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ny Edde</meta:initial-creator>
    <meta:creation-date>2016-12-05T17:24:09.98</meta:creation-date>
    <dc:date>2016-12-05T22:22:50.63</dc:date>
    <dc:creator>Rony Edde</dc:creator>
    <meta:editing-duration>PT4H43M16S</meta:editing-duration>
    <meta:editing-cycles>8</meta:editing-cycles>
    <meta:generator>OpenOffice/4.1.2$Win32 OpenOffice.org_project/412m3$Build-9782</meta:generator>
    <meta:document-statistic meta:object-count="560"/>
  </office:meta>
</office:document-meta>
</file>